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1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3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6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6">
            <text:p>Organisation name</text:p>
          </table:table-cell>
          <table:table-cell office:value-type="string" table:number-columns-spanned="1" table:number-rows-spanned="3" table:style-name="ce57">
            <text:p>Organisation<text:s/></text:p>
            <text:p>type</text:p>
          </table:table-cell>
          <table:table-cell office:value-type="string" table:number-columns-spanned="1" table:number-rows-spanned="3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0">
            <text:p>Interim managers</text:p>
          </table:table-cell>
          <table:covered-table-cell/>
          <table:table-cell office:value-type="string" table:number-columns-spanned="2" table:number-rows-spanned="1" table:style-name="ce30">
            <text:p>Specialist Contractors</text:p>
          </table:table-cell>
          <table:covered-table-cell/>
          <table:table-cell office:value-type="string" table:number-columns-spanned="2" table:number-rows-spanned="1" table:style-name="ce3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80" table:style-name="ce77">
            <text:p>80</text:p>
          </table:table-cell>
          <table:table-cell office:value-type="float" office:value="78.28" table:style-name="ce23">
            <text:p>78.3</text:p>
          </table:table-cell>
          <table:table-cell office:value-type="float" office:value="238" table:style-name="ce80">
            <text:p>238</text:p>
          </table:table-cell>
          <table:table-cell office:value-type="float" office:value="227.32000000000002" table:style-name="ce23">
            <text:p>227.3</text:p>
          </table:table-cell>
          <table:table-cell office:value-type="float" office:value="786" table:style-name="ce81">
            <text:p>786</text:p>
          </table:table-cell>
          <table:table-cell office:value-type="float" office:value="770.20999999999992" table:style-name="ce23">
            <text:p>770.2</text:p>
          </table:table-cell>
          <table:table-cell office:value-type="float" office:value="1467" table:style-name="ce82">
            <text:p>1467</text:p>
          </table:table-cell>
          <table:table-cell office:value-type="float" office:value="1422.9599999999991" table:style-name="ce23">
            <text:p>1,423.0</text:p>
          </table:table-cell>
          <table:table-cell office:value-type="float" office:value="107" table:style-name="ce83">
            <text:p>107</text:p>
          </table:table-cell>
          <table:table-cell office:value-type="float" office:value="104.78" table:style-name="ce84">
            <text:p>104.8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float" office:value="2678" table:style-name="ce6">
            <text:p>2,678</text:p>
          </table:table-cell>
          <table:table-cell office:value-type="float" office:value="2603.5499999999993" table:style-name="ce25">
            <text:p>2,603.6</text:p>
          </table:table-cell>
          <table:table-cell office:value-type="float" office:value="5" table:style-name="ce60">
            <text:p>5</text:p>
          </table:table-cell>
          <table:table-cell office:value-type="float" office:value="5" table:style-name="ce61">
            <text:p>5.0</text:p>
          </table:table-cell>
          <table:table-cell office:value-type="string" table:style-name="ce62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.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28">
            <text:p>6.0</text:p>
          </table:table-cell>
          <table:table-cell office:value-type="float" office:value="2684" table:style-name="ce8">
            <text:p>2,684</text:p>
          </table:table-cell>
          <table:table-cell office:value-type="float" office:value="2609.5499999999993" table:style-name="ce26">
            <text:p>2,609.6</text:p>
          </table:table-cell>
          <table:table-cell office:value-type="currency" office:value="10620700.279999999" table:style-name="ce15">
            <text:p>£10,620,700.28</text:p>
          </table:table-cell>
          <table:table-cell office:value-type="currency" office:value="0" table:style-name="ce15">
            <text:p>£0.00</text:p>
          </table:table-cell>
          <table:table-cell office:value-type="currency" office:value="52725" table:style-name="ce15">
            <text:p>£52,725.00</text:p>
          </table:table-cell>
          <table:table-cell office:value-type="currency" office:value="49321.2" table:style-name="ce15">
            <text:p>£49,321.20</text:p>
          </table:table-cell>
          <table:table-cell office:value-type="currency" office:value="2874456.77" table:style-name="ce15">
            <text:p>£2,874,456.77</text:p>
          </table:table-cell>
          <table:table-cell office:value-type="currency" office:value="998322.68" table:style-name="ce14">
            <text:p>£998,322.68</text:p>
          </table:table-cell>
          <table:table-cell office:value-type="currency" office:value="14595525.929999998" table:style-name="ce9">
            <text:p>£14,595,525.93</text:p>
          </table:table-cell>
          <table:table-cell office:value-type="currency" office:value="44690.3" table:style-name="ce76">
            <text:p>£44,690.30</text:p>
          </table:table-cell>
          <table:table-cell office:value-type="currency" office:value="1222.8" table:style-name="ce14">
            <text:p>£1,222.80</text:p>
          </table:table-cell>
          <table:table-cell office:value-type="currency" office:value="45913.100000000006" table:style-name="ce10">
            <text:p>£45,913.10</text:p>
          </table:table-cell>
          <table:table-cell office:value-type="currency" office:value="14641439.029999997" table:style-name="ce11">
            <text:p>£14,641,439.03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10" table:style-name="ce86">
            <text:p>10</text:p>
          </table:table-cell>
          <table:table-cell office:value-type="float" office:value="6" table:style-name="ce87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59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8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20-02-28T11:43:46Z</meta:creation-date>
    <dc:date>2020-02-28T11:44:16Z</dc:date>
    <meta:user-defined meta:name="MSIP_Label_e4c996da-17fa-4fc5-8989-2758fb4cf86b_Enabled">true</meta:user-defined>
    <meta:user-defined meta:name="MSIP_Label_e4c996da-17fa-4fc5-8989-2758fb4cf86b_SetDate">2020-02-28T11:44:15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2e0c3627-f6ac-4fc5-a80f-0000bf5fc359</meta:user-defined>
    <meta:user-defined meta:name="MSIP_Label_e4c996da-17fa-4fc5-8989-2758fb4cf86b_ContentBits">1</meta:user-defined>
  </office:meta>
</office:document-meta>
</file>